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6258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91dc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4e8ba8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4116d2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4e8ba8" officeooo:paragraph-rsid="004e8ba8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570806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57bef1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5b809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9758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319e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555f67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1222b" officeooo:paragraph-rsid="0041222b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ext_20_body">
      <style:text-properties officeooo:paragraph-rsid="0052540a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46a" officeooo:paragraph-rsid="005fe31b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5b8096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1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8" style:family="paragraph">
      <style:paragraph-properties fo:text-align="justify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1399a5"/>
    </style:style>
    <style:style style:name="T8" style:family="text">
      <style:text-properties officeooo:rsid="00169197"/>
    </style:style>
    <style:style style:name="T9" style:family="text">
      <style:text-properties officeooo:rsid="00184d79"/>
    </style:style>
    <style:style style:name="T10" style:family="text">
      <style:text-properties officeooo:rsid="00190e3d"/>
    </style:style>
    <style:style style:name="T11" style:family="text">
      <style:text-properties officeooo:rsid="0026497d"/>
    </style:style>
    <style:style style:name="T12" style:family="text">
      <style:text-properties officeooo:rsid="001a56ad"/>
    </style:style>
    <style:style style:name="T13" style:family="text">
      <style:text-properties officeooo:rsid="001ac214"/>
    </style:style>
    <style:style style:name="T14" style:family="text">
      <style:text-properties officeooo:rsid="001bcdf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58c6e" style:font-style-asian="normal" style:font-style-complex="normal"/>
    </style:style>
    <style:style style:name="T17" style:family="text">
      <style:text-properties fo:font-style="normal" officeooo:rsid="002834d6" style:font-style-asian="normal" style:font-style-complex="normal"/>
    </style:style>
    <style:style style:name="T18" style:family="text">
      <style:text-properties fo:font-style="normal" officeooo:rsid="00267476" style:font-style-asian="normal" style:font-style-complex="normal"/>
    </style:style>
    <style:style style:name="T19" style:family="text">
      <style:text-properties fo:font-style="normal" officeooo:rsid="0012b1e8" style:font-style-asian="normal" style:font-style-complex="normal"/>
    </style:style>
    <style:style style:name="T20" style:family="text">
      <style:text-properties fo:font-style="normal" officeooo:rsid="001cc8d1" style:font-style-asian="normal" style:font-style-complex="normal"/>
    </style:style>
    <style:style style:name="T21" style:family="text">
      <style:text-properties fo:font-style="normal" officeooo:rsid="001bcdf6" style:font-style-asian="normal" style:font-style-complex="normal"/>
    </style:style>
    <style:style style:name="T22" style:family="text">
      <style:text-properties fo:font-style="normal" officeooo:rsid="005b8096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fe302"/>
    </style:style>
    <style:style style:name="T27" style:family="text">
      <style:text-properties style:font-name="Liberation Serif" officeooo:rsid="0024219c"/>
    </style:style>
    <style:style style:name="T28" style:family="text">
      <style:text-properties style:font-name="Liberation Serif" fo:font-style="normal" style:font-style-asian="normal" style:font-style-complex="normal"/>
    </style:style>
    <style:style style:name="T29" style:family="text">
      <style:text-properties style:font-name="Liberation Serif" fo:font-style="normal" officeooo:rsid="0112aed4" style:font-style-asian="normal" style:font-style-complex="normal"/>
    </style:style>
    <style:style style:name="T30" style:family="text">
      <style:text-properties style:font-name="Liberation Serif" fo:font-style="normal" officeooo:rsid="000e7b7d" style:font-style-asian="normal" style:font-style-complex="normal"/>
    </style:style>
    <style:style style:name="T31" style:family="text">
      <style:text-properties style:font-name="Liberation Serif" fo:font-style="normal" officeooo:rsid="00e108be" style:font-style-asian="normal" style:font-style-complex="normal"/>
    </style:style>
    <style:style style:name="T32" style:family="text">
      <style:text-properties style:font-name="Liberation Serif" fo:font-style="normal" officeooo:rsid="00508065" style:font-style-asian="normal" style:font-style-complex="normal"/>
    </style:style>
    <style:style style:name="T33" style:family="text">
      <style:text-properties style:font-name="Liberation Serif" fo:font-style="normal" officeooo:rsid="005124c3" style:font-style-asian="normal" style:font-style-complex="normal"/>
    </style:style>
    <style:style style:name="T34" style:family="text">
      <style:text-properties style:font-name="Liberation Serif" fo:font-style="normal" officeooo:rsid="005aef0e" style:font-style-asian="normal" style:font-style-complex="normal"/>
    </style:style>
    <style:style style:name="T35" style:family="text">
      <style:text-properties style:font-name="Liberation Serif" fo:font-style="normal" officeooo:rsid="0029fe5c" style:font-style-asian="normal" style:font-style-complex="normal"/>
    </style:style>
    <style:style style:name="T36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8" style:family="text">
      <style:text-properties style:font-name="Liberation Serif" officeooo:rsid="0012b1e8"/>
    </style:style>
    <style:style style:name="T39" style:family="text">
      <style:text-properties style:font-name="Liberation Serif" officeooo:rsid="0014a616"/>
    </style:style>
    <style:style style:name="T40" style:family="text">
      <style:text-properties style:font-name="Liberation Serif" officeooo:rsid="0026497d"/>
    </style:style>
    <style:style style:name="T41" style:family="text">
      <style:text-properties style:font-name="Liberation Serif" officeooo:rsid="00508065"/>
    </style:style>
    <style:style style:name="T42" style:family="text">
      <style:text-properties style:font-name="Liberation Serif" officeooo:rsid="00e108be"/>
    </style:style>
    <style:style style:name="T43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48" style:family="text">
      <style:text-properties officeooo:rsid="002b3183"/>
    </style:style>
    <style:style style:name="T49" style:family="text">
      <style:text-properties officeooo:rsid="000d59b1"/>
    </style:style>
    <style:style style:name="T50" style:family="text">
      <style:text-properties officeooo:rsid="002dc9ad"/>
    </style:style>
    <style:style style:name="T51" style:family="text">
      <style:text-properties officeooo:rsid="002e7adf"/>
    </style:style>
    <style:style style:name="T52" style:family="text">
      <style:text-properties officeooo:rsid="00426ad7"/>
    </style:style>
    <style:style style:name="T53" style:family="text">
      <style:text-properties officeooo:rsid="004941cb"/>
    </style:style>
    <style:style style:name="T54" style:family="text">
      <style:text-properties officeooo:rsid="004caf97"/>
    </style:style>
    <style:style style:name="T55" style:family="text">
      <style:text-properties officeooo:rsid="00508065"/>
    </style:style>
    <style:style style:name="T56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use-window-font-color="true" officeooo:rsid="005109c7"/>
    </style:style>
    <style:style style:name="T58" style:family="text">
      <style:text-properties style:use-window-font-color="true" officeooo:rsid="00426ad7"/>
    </style:style>
    <style:style style:name="T59" style:family="text">
      <style:text-properties officeooo:rsid="005109c7"/>
    </style:style>
    <style:style style:name="T60" style:family="text">
      <style:text-properties officeooo:rsid="0052540a"/>
    </style:style>
    <style:style style:name="T61" style:family="text">
      <style:text-properties officeooo:rsid="0056258f"/>
    </style:style>
    <style:style style:name="T62" style:family="text">
      <style:text-properties officeooo:rsid="0057bef1"/>
    </style:style>
    <style:style style:name="T63" style:family="text">
      <style:text-properties officeooo:rsid="0057cae0"/>
    </style:style>
    <style:style style:name="T64" style:family="text">
      <style:text-properties officeooo:rsid="005aef0e"/>
    </style:style>
    <style:style style:name="T65" style:family="text">
      <style:text-properties officeooo:rsid="005d565a"/>
    </style:style>
    <style:style style:name="T66" style:family="text">
      <style:text-properties officeooo:rsid="0076cf02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Главная страница</text:p>
      <text:p text:style-name="P65"/>
      <text:p text:style-name="P65"/>
      <text:p text:style-name="P65">Приложения</text:p>
      <text:p text:style-name="P46"/>
      <text:p text:style-name="P45">На платформе Veda разработан ряд приложений для решения задач вашего предприятия.</text:p>
      <text:p text:style-name="P45"/>
      <text:p text:style-name="P45">Любой сотрудник может играть определенную роль в каждом из них.</text:p>
      <text:p text:style-name="P45"/>
      <text:p text:style-name="P45"/>
      <text:p text:style-name="P45">Совокупность ролей в каждом из доступных приложений формирует для пользователя</text:p>
      <text:p text:style-name="P45"/>
      <text:p text:style-name="P45">его персональный интерфейс, который мы называем аспект.</text:p>
      <text:p text:style-name="P45"/>
      <text:p text:style-name="P45"/>
      <text:p text:style-name="P45">Аспект — это картина бизнеса в информационной системе с точки зрения пользователя</text:p>
      <text:p text:style-name="P45"/>
      <text:p text:style-name="P45">с учетом его позиции в структуре предприятия.</text:p>
      <text:p text:style-name="P45"/>
      <text:p text:style-name="P45"/>
      <text:p text:style-name="P45">Приложения на основе платформы Veda уже включают в себя набор объектов и процессов,</text:p>
      <text:p text:style-name="P45"/>
      <text:p text:style-name="P45">что сокращает трудоемкость и сроки внедрения информационной системы.</text:p>
      <text:p text:style-name="P45"/>
      <text:p text:style-name="P45"/>
      <text:p text:style-name="P45">Некоторые приложения мы предлагаем в нескольких вариантах</text:p>
      <text:p text:style-name="P45"/>
      <text:p text:style-name="P45">с различной степенью проработки в зависимости от потребностей предприятия.</text:p>
      <text:p text:style-name="P45"/>
      <text:p text:style-name="P45"/>
      <text:p text:style-name="P45">Составляющие приложений можно изменять и адаптировать</text:p>
      <text:p text:style-name="P45"/>
      <text:p text:style-name="P45">под актуальные задачи предприятия «на лету».</text:p>
      <text:p text:style-name="P45"/>
      <text:p text:style-name="P45"/>
      <text:p text:style-name="P66">Applications</text:p>
      <text:p text:style-name="P45"/>
      <text:p text:style-name="P45">Using Veda platform we implemented a set of applications</text:p>
      <text:p text:style-name="P45"/>
      <text:p text:style-name="P45">solving important tasks for your business.</text:p>
      <text:p text:style-name="P45"/>
      <text:p text:style-name="P45">Any employee can play specific role in any of them.</text:p>
      <text:p text:style-name="P45"/>
      <text:p text:style-name="P45"/>
      <text:p text:style-name="P45">The sum of user's roles in deployed applications</text:p>
      <text:p text:style-name="P45"/>
      <text:p text:style-name="P45">forms personal interface we call an aspect.</text:p>
      <text:p text:style-name="P45"/>
      <text:p text:style-name="P45"/>
      <text:p text:style-name="P45">Aspect — is a reflection of business in information system from user's perspective</text:p>
      <text:p text:style-name="P45"/>
      <text:p text:style-name="P45">considering his/her position in enterprise.</text:p>
      <text:p text:style-name="P45"/>
      <text:p text:style-name="P45"/>
      <text:p text:style-name="P45">Applications on Veda platform include a set of objects and processes.</text:p>
      <text:p text:style-name="P45"/>
      <text:p text:style-name="P45">This significantly reduces labor costs &amp; saves time for deployment.</text:p>
      <text:p text:style-name="P45"><text:soft-page-break/></text:p>
      <text:p text:style-name="P45"/>
      <text:p text:style-name="P45">Some applications are offered in several variants</text:p>
      <text:p text:style-name="P45"/>
      <text:p text:style-name="P45">with varying details level depending on the business needs.</text:p>
      <text:p text:style-name="P45"/>
      <text:p text:style-name="P45"/>
      <text:p text:style-name="P45">The components of the applications can be changed and adapted</text:p>
      <text:p text:style-name="P45"/>
      <text:p text:style-name="P45">to the actual tasks "on the fly."</text:p>
      <text:p text:style-name="P25"/>
      <text:p text:style-name="P69"/>
      <text:p text:style-name="P69"/>
      <text:p text:style-name="P69">Страница Приложения</text:p>
      <text:p text:style-name="P25"/>
      <text:p text:style-name="P47">Слоган:</text:p>
      <text:p text:style-name="P47"/>
      <text:p text:style-name="P67">Выбирайте, что нравится,</text:p>
      <text:p text:style-name="P67">а мы сделаем, чтобы вам подошло!</text:p>
      <text:p text:style-name="P49"/>
      <text:p text:style-name="P50">Ваши выгоды:</text:p>
      <text:p text:style-name="P50"/>
      <text:p text:style-name="P49">Отлаженные деловые процессы позволяют ставить задачи исполнителям, отслеживать ход выполнения.</text:p>
      <text:p text:style-name="P49"/>
      <text:p text:style-name="P49">Единые регламенты для сложных процессов.</text:p>
      <text:p text:style-name="P49"/>
      <text:p text:style-name="P49">Четкое разграничение прав и полномочий</text:p>
      <text:p text:style-name="P25"/>
      <text:p text:style-name="P25"/>
      <text:p text:style-name="P25">В рамках <text:span text:style-name="T50">приложений </text:span>мы предлагаем:</text:p>
      <text:p text:style-name="P24"><text:span text:style-name="T9">Шаблоны</text:span> докум<text:span text:style-name="T9">е</text:span>нтов</text:p>
      <text:p text:style-name="P24">Справочники</text:p>
      <text:p text:style-name="P24">Печатные формы</text:p>
      <text:p text:style-name="P24">Формы отчетов</text:p>
      <text:p text:style-name="P24">Преднастроенные и свободные маршруты</text:p>
      <text:p text:style-name="P25">Версионность документов</text:p>
      <text:p text:style-name="P25">Статусы документов</text:p>
      <text:p text:style-name="P29">Создание связанных документов</text:p>
      <text:p text:style-name="P29">Создание новых документов путем копирования существующих</text:p>
      <text:p text:style-name="P29"/>
      <text:p text:style-name="P109"><text:span text:style-name="T66">Внедрение совокупности нескольких решений позволяет достичь значительного синергетического эффекта при использовании системы</text:span></text:p>
      <text:p text:style-name="P48"/>
      <text:p text:style-name="P48"/>
      <text:p text:style-name="P71"><text:span text:style-name="T55">К</text:span>онтрагент<text:span text:style-name="T55">ы</text:span></text:p>
      <text:p text:style-name="P1"/>
      <text:p text:style-name="P63">Слоган:</text:p>
      <text:p text:style-name="P63"/>
      <text:p text:style-name="P64">Всегда актуальная база клиентов и поставщиков у вас под рукой!</text:p>
      <text:p text:style-name="P1"/>
      <text:p text:style-name="P54">По кнопке «Подробнее»:</text:p>
      <text:p text:style-name="P2"><text:span text:style-name="T51">Приложение п</text:span>редназначено для <text:span text:style-name="T3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<text:soft-page-break/>Включает в себя <text:span text:style-name="T4">автоматизацию полного цикла работы с контрагентами.</text:span></text:p>
      <text:p text:style-name="P3"/>
      <text:p text:style-name="P102">Решение позволит:</text:p>
      <text:p text:style-name="P102"><text:span text:style-name="T59">У</text:span>порядочить и структурировать информацию о контрагентах <text:span text:style-name="T1">в соответствии с заданными параметрами</text:span></text:p>
      <text:p text:style-name="P102"><text:span text:style-name="T59">П</text:span>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102"><text:span text:style-name="T59">О</text:span>перативно вносить изменения <text:span text:style-name="T14">данных контрагентов</text:span></text:p>
      <text:p text:style-name="P10"><text:span text:style-name="T1">Составлять заявк</text:span>и<text:span text:style-name="T1"> на создание контрагента</text:span></text:p>
      <text:p text:style-name="P15">Вн<text:span text:style-name="T62">осить</text:span> изменени<text:span text:style-name="T62">я</text:span> данных контрагента в процессе работы</text:p>
      <text:p text:style-name="P110">Формировать полное досье контрагента</text:p>
      <text:p text:style-name="P15">А<text:span text:style-name="T6">втоматически вычислять категорию контрагента в соответствии с заданными правилами</text:span></text:p>
      <text:p text:style-name="P115">Проводить процедуры проверки и согласования контрагента <text:s/>на соответствие внутренним требованиям организации</text:p>
      <text:p text:style-name="P3"/>
      <text:p text:style-name="P5">Бизнес-объекты:</text:p>
      <text:p text:style-name="P5">Организация</text:p>
      <text:p text:style-name="P9">Обособленное подразделение</text:p>
      <text:p text:style-name="P5">Досье</text:p>
      <text:p text:style-name="P5">Заявка на создание/изменение контрагента</text:p>
      <text:p text:style-name="P5">Запрос на согласование контрагента</text:p>
      <text:p text:style-name="P5">Единый лист оценки <text:span text:style-name="T7">+ Заключения внутренних служб и специалистов</text:span></text:p>
      <text:p text:style-name="P21">Справочник «Организационн<text:span text:style-name="T10">ая структура</text:span>»</text:p>
      <text:p text:style-name="P20">Справочник «Организационно-правовая форма»</text:p>
      <text:p text:style-name="P21">Справочник «<text:span text:style-name="T10">В</text:span>иды деятельности по ОКВЭД»</text:p>
      <text:p text:style-name="P21">Справочник «<text:span text:style-name="T10">Тип взаимодействия</text:span>» <text:span text:style-name="T10">(в</text:span>иды деятельности по ОКВЭД<text:span text:style-name="T10">)</text:span></text:p>
      <text:p text:style-name="P26">Справочник «Вид платежа»</text:p>
      <text:p text:style-name="P26">Справочник «Вид поставки»</text:p>
      <text:p text:style-name="P26">Справочник «Валюта»</text:p>
      <text:p text:style-name="P26">Справочник «Тема заявки»</text:p>
      <text:p text:style-name="P22">Печатные формы</text:p>
      <text:p text:style-name="P5"/>
      <text:p text:style-name="P7">Бизнес-процессы:</text:p>
      <text:p text:style-name="P7">Регистрация</text:p>
      <text:p text:style-name="P7">Автоматическое вычисление категории</text:p>
      <text:p text:style-name="P7">Проверка</text:p>
      <text:p text:style-name="P7">Согласование</text:p>
      <text:p text:style-name="P7">Поручение</text:p>
      <text:p text:style-name="P17">Готовые маршруты</text:p>
      <text:p text:style-name="P7"/>
      <text:p text:style-name="P7">Ключевые возможности:</text:p>
      <text:p text:style-name="P9"><text:span text:style-name="T1">Единообразн</text:span>ый<text:span text:style-name="T1"> учет контрагентов</text:span></text:p>
      <text:p text:style-name="P9">Исключение дублирования</text:p>
      <text:p text:style-name="P57">Актуальная информация</text:p>
      <text:p text:style-name="P58">Выполнение требований закона</text:p>
      <text:p text:style-name="P11"/>
      <text:p text:style-name="P59">Дополнительные опции:</text:p>
      <text:p text:style-name="P4"><text:span text:style-name="T63">Решение с</text:span>вязано с<text:span text:style-name="T5">о всеми решениями на основе платформы Veda.</text:span></text:p>
      <text:p text:style-name="P11"/>
      <text:p text:style-name="P11">Уведомления по e-mail</text:p>
      <text:p text:style-name="P11">Мобильное приложение</text:p>
      <text:p text:style-name="P11">Интеграция с 1С и SAP</text:p>
      <text:p text:style-name="P101"/>
      <text:p text:style-name="P103">Аудиты безопасности</text:p>
      <text:p text:style-name="P116"><text:soft-page-break/></text:p>
      <text:p text:style-name="P116">Слоган:</text:p>
      <text:p text:style-name="P107"><text:span text:style-name="T52">Безопасность на первом месте! / Мы за безопасность труда! / Заметил — Устранил - Улучшил</text:span><office:annotation><dc:creator>&lt;анонимный&gt;</dc:creator><dc:date>2018-07-23T22:17:52</dc:date><text:p text:style-name="P117"><text:span text:style-name="T67">Буду рада помощи!</text:span></text:p></office:annotation></text:p>
      <text:p text:style-name="P105"/>
      <text:p text:style-name="P106">По кнопке «Подробнее»:</text:p>
      <text:p text:style-name="P105"><text:span text:style-name="T2">Решение п</text:span>редназначено для <text:span text:style-name="T11">автоматизации планирования и проведения аудитов, контроля <text:s/>выполнения планов реализации.</text:span></text:p>
      <text:p text:style-name="P104"/>
      <text:p text:style-name="P36">Решение позволит:</text:p>
      <text:p text:style-name="P36"><text:span text:style-name="T59">П</text:span>ланировать проведение <text:span text:style-name="T21">предстоящих </text:span>аудитов</text:p>
      <text:p text:style-name="P36"><text:span text:style-name="T59">П</text:span>ланировать мероприятия по устранению выявленных в ходе аудитов недостатков, <text:span text:style-name="T65">в том числе в отношении подрядчиков</text:span></text:p>
      <text:p text:style-name="P36"><text:span text:style-name="T59">Н</text:span>азначать ответственных за выполнение <text:span text:style-name="T23">мероприятий</text:span></text:p>
      <text:p text:style-name="P36"><text:span text:style-name="T59">К</text:span>онтролировать выполнение мероприятий</text:p>
      <text:p text:style-name="P62">Оценивать устранение недостатков</text:p>
      <text:p text:style-name="P60"><text:span text:style-name="T57">П</text:span><text:span text:style-name="T58">овысить безопасность работы</text:span></text:p>
      <text:p text:style-name="P104"/>
      <text:p text:style-name="P6">Бизнес-объекты:</text:p>
      <text:p text:style-name="P30">Аудит безопасности</text:p>
      <text:p text:style-name="P30">Мероприятие аудита безопасности</text:p>
      <text:p text:style-name="P30">Оценка аудита</text:p>
      <text:p text:style-name="P55">Годовая программа аудитов</text:p>
      <text:p text:style-name="P27">Справочник «<text:span text:style-name="T12">Отрасли экономической деятельности</text:span>»</text:p>
      <text:p text:style-name="P28">Справочник «<text:span text:style-name="T13">Перечень проверяемых параметров</text:span>»</text:p>
      <text:p text:style-name="P28">Справочник «<text:span text:style-name="T8">Организационн</text:span>ая структура»</text:p>
      <text:p text:style-name="P28">Справочник «<text:span text:style-name="T13">Виды аудита</text:span>»</text:p>
      <text:p text:style-name="P23">Печатные формы</text:p>
      <text:p text:style-name="P31">Отчеты</text:p>
      <text:p text:style-name="P6"/>
      <text:p text:style-name="P8">Бизнес-процессы:</text:p>
      <text:p text:style-name="P32">Согласование</text:p>
      <text:p text:style-name="P32">Утверждение</text:p>
      <text:p text:style-name="P32">Поручение</text:p>
      <text:p text:style-name="P18">Готовые маршруты</text:p>
      <text:p text:style-name="P8"/>
      <text:p text:style-name="P8">Ключевые возможности:</text:p>
      <text:p text:style-name="P61"><text:span text:style-name="T20">П</text:span><text:span text:style-name="T15">ланирование аудитов</text:span></text:p>
      <text:p text:style-name="P32"><text:span text:style-name="T20">С</text:span><text:span text:style-name="T16">писк</text:span><text:span text:style-name="T22">и</text:span><text:span text:style-name="T15"> участников </text:span><text:span text:style-name="T17">рабочих групп</text:span></text:p>
      <text:p text:style-name="P31"><text:span text:style-name="T17">Фикс</text:span><text:span text:style-name="T22">ация</text:span><text:span text:style-name="T17"> наблюдени</text:span><text:span text:style-name="T15">й</text:span><text:span text:style-name="T17"> </text:span><text:span text:style-name="T22">согласно</text:span><text:span text:style-name="T18"> тр</text:span><text:span text:style-name="T17">ебованиям стандартов</text:span></text:p>
      <text:p text:style-name="P32"><text:span text:style-name="T22">П</text:span><text:span text:style-name="T19">лан мероприятий</text:span></text:p>
      <text:p text:style-name="P112">Назначение ответственных</text:p>
      <text:p text:style-name="P32"><text:span text:style-name="T20">К</text:span><text:span text:style-name="T17">онтроль выполнения</text:span></text:p>
      <text:p text:style-name="P12"/>
      <text:p text:style-name="P60">Дополнительные опции:</text:p>
      <text:p text:style-name="P62">Статус выполнения мероприятий</text:p>
      <text:p text:style-name="P62">Решение связано с решением «Претензии»</text:p>
      <text:p text:style-name="P16"/>
      <text:p text:style-name="P12">Уведомления по e-mail</text:p>
      <text:p text:style-name="P12">Мобильное приложение</text:p>
      <text:p text:style-name="P12">Интеграция с 1С и SAP</text:p>
      <text:p text:style-name="P35"/>
      <text:p text:style-name="P35"/>
      <text:p text:style-name="P74"><text:span text:style-name="T53">В</text:span>стреч<text:span text:style-name="T53">и</text:span></text:p>
      <text:p text:style-name="P72"/>
      <text:p text:style-name="P85"><text:soft-page-break/>Слоган:</text:p>
      <text:p text:style-name="P113">От слов — к делу!</text:p>
      <text:p text:style-name="P83"/>
      <text:p text:style-name="P88">По кнопке «Подробнее»:</text:p>
      <text:p text:style-name="P85"><text:span text:style-name="T39">Решение п</text:span><text:span text:style-name="T38">редназначено для </text:span><text:span text:style-name="T40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40"/>
      <text:p text:style-name="P44">Решение позволит:</text:p>
      <text:p text:style-name="P44"><text:span text:style-name="T33">П</text:span><text:span text:style-name="T28">ланировать предстоящие </text:span><text:span text:style-name="T34">рабочие</text:span><text:span text:style-name="T28"> </text:span><text:span text:style-name="T29">встречи: проводить </text:span><text:span text:style-name="Strong_20_Emphasis"><text:span text:style-name="T36">подготовку и согласование повестки, определ</text:span></text:span><text:span text:style-name="Strong_20_Emphasis"><text:span text:style-name="T37">ять</text:span></text:span><text:span text:style-name="Strong_20_Emphasis"><text:span text:style-name="T36"> состав приглашенных, врем</text:span></text:span><text:span text:style-name="Strong_20_Emphasis"><text:span text:style-name="T37">я</text:span></text:span><text:span text:style-name="Strong_20_Emphasis"><text:span text:style-name="T36"> и мест</text:span></text:span><text:span text:style-name="Strong_20_Emphasis"><text:span text:style-name="T37">о</text:span></text:span><text:span text:style-name="Strong_20_Emphasis"><text:span text:style-name="T36">, своевременно оповещ</text:span></text:span><text:span text:style-name="Strong_20_Emphasis"><text:span text:style-name="T37">ать</text:span></text:span><text:span text:style-name="Strong_20_Emphasis"><text:span text:style-name="T36"> всех заинтересованных лиц, в том числе сотрудник</text:span></text:span><text:span text:style-name="Strong_20_Emphasis"><text:span text:style-name="T37">ов</text:span></text:span><text:span text:style-name="Strong_20_Emphasis"><text:span text:style-name="T36"> внешних организаций </text:span></text:span><text:span text:style-name="Strong_20_Emphasis"><text:span text:style-name="T37">(путем </text:span></text:span><text:span text:style-name="Strong_20_Emphasis"><text:span text:style-name="T36">рассылк</text:span></text:span><text:span text:style-name="Strong_20_Emphasis"><text:span text:style-name="T37">и</text:span></text:span><text:span text:style-name="Strong_20_Emphasis"><text:span text:style-name="T36"> электронных писем с приглашением</text:span></text:span><text:span text:style-name="Strong_20_Emphasis"><text:span text:style-name="T37">)</text:span></text:span></text:p>
      <text:p text:style-name="P51"><text:span text:style-name="T33">В</text:span><text:span text:style-name="T28">ести протоколы встреч, фиксировать принятые решения</text:span></text:p>
      <text:p text:style-name="P51"><text:span text:style-name="T33">Ф</text:span><text:span text:style-name="T30">ормировать план мероприятий </text:span><text:span text:style-name="T35">по итогам встреч</text:span><text:span text:style-name="T30">, </text:span><text:span text:style-name="T28">н</text:span><text:span text:style-name="T31">азначать ответственных, контролировать выполнени</text:span><text:span text:style-name="T28">е</text:span></text:p>
      <text:p text:style-name="P51"><text:span text:style-name="T33">К</text:span><text:span text:style-name="T31">онтролировать время сотрудников, перечень обсуждаемых вопросов</text:span></text:p>
      <text:p text:style-name="P40"/>
      <text:p text:style-name="P41">Бизнес-объекты:</text:p>
      <text:p text:style-name="P52">Протокол встречи</text:p>
      <text:p text:style-name="P41">Мероприятие встречи</text:p>
      <text:p text:style-name="P41">Справочник «Классификатор встреч»</text:p>
      <text:p text:style-name="P41">Справочник «Организационная структура»</text:p>
      <text:p text:style-name="P41">Справочник «Уровень приоритета»</text:p>
      <text:p text:style-name="P41">Справочник «Срок»</text:p>
      <text:p text:style-name="P41">Печатные формы</text:p>
      <text:p text:style-name="P41"/>
      <text:p text:style-name="P41">Бизнес-процессы:</text:p>
      <text:p text:style-name="P33">Согласование</text:p>
      <text:p text:style-name="P33">Утверждение</text:p>
      <text:p text:style-name="P33">Поручение</text:p>
      <text:p text:style-name="P19">Готовые маршруты</text:p>
      <text:p text:style-name="P41"/>
      <text:p text:style-name="P41">Ключевые возможности:</text:p>
      <text:p text:style-name="P41">Планирование встреч</text:p>
      <text:p text:style-name="P41">Приглашение участников</text:p>
      <text:p text:style-name="P41">Ведение протоколов</text:p>
      <text:p text:style-name="P41"><text:span text:style-name="T64">П</text:span>лан мероприятий</text:p>
      <text:p text:style-name="P41">Назначение ответственных</text:p>
      <text:p text:style-name="P41">Контроль выполнения</text:p>
      <text:p text:style-name="P82"/>
      <text:p text:style-name="P60">Дополнительные опции:</text:p>
      <text:p text:style-name="P53"><text:span text:style-name="T32">Ф</text:span><text:span text:style-name="T31">ормирова</text:span><text:span text:style-name="T32">ние</text:span><text:span text:style-name="T31"> новы</text:span><text:span text:style-name="T32">х</text:span><text:span text:style-name="T31"> </text:span><text:span text:style-name="T29">встреч</text:span><text:span text:style-name="T31"> на основе уже созданных</text:span></text:p>
      <text:p text:style-name="P43">Создание связанных встреч</text:p>
      <text:p text:style-name="P13"/>
      <text:p text:style-name="P13">Уведомления по e-mail</text:p>
      <text:p text:style-name="P13">Мобильное приложение</text:p>
      <text:p text:style-name="P13">Интеграция с 1С и SAP</text:p>
      <text:p text:style-name="P40"/>
      <text:p text:style-name="P35"/>
      <text:p text:style-name="P75">Первичные документы</text:p>
      <text:p text:style-name="P73"/>
      <text:p text:style-name="P86">Слоган:</text:p>
      <text:p text:style-name="P87">Оперативная обработка и хранение.</text:p>
      <text:p text:style-name="P84"/>
      <text:p text:style-name="P89">По кнопке «Подробнее»:</text:p>
      <text:p text:style-name="P90"><text:span text:style-name="T2">Решение п</text:span>редназначено для <text:span text:style-name="T54">обеспечения оперативной обработки и хранения первичной документации</text:span>.</text:p>
      <text:p text:style-name="P90"><text:soft-page-break/></text:p>
      <text:p text:style-name="P97">Решение позволит:</text:p>
      <text:p text:style-name="P99"><text:span text:style-name="Strong_20_Emphasis"><text:span text:style-name="T43">Обеспечить </text:span></text:span><text:span text:style-name="Strong_20_Emphasis"><text:span text:style-name="T44">единую работу с электронными (формализованными и неформализованными) и бумажными первичными учетными документами</text:span></text:span></text:p>
      <text:p text:style-name="P99"><text:span text:style-name="Strong_20_Emphasis"><text:span text:style-name="T45">Быстро заносить</text:span></text:span><text:span text:style-name="Strong_20_Emphasis"><text:span text:style-name="T44"> документ</text:span></text:span><text:span text:style-name="Strong_20_Emphasis"><text:span text:style-name="T45">ы</text:span></text:span><text:span text:style-name="Strong_20_Emphasis"><text:span text:style-name="T44"> в единое хранилище из учетных систем, со сканеров</text:span></text:span></text:p>
      <text:p text:style-name="P99"><text:span text:style-name="Strong_20_Emphasis"><text:span text:style-name="T43">Организовать эффективный обмен </text:span></text:span><text:span text:style-name="Strong_20_Emphasis"><text:span text:style-name="T47">первичными учетными документами с контрагентами</text:span></text:span><text:span text:style-name="Strong_20_Emphasis"><text:span text:style-name="T43">, </text:span></text:span><text:span text:style-name="Strong_20_Emphasis"><text:span text:style-name="T44">оперативное проведение сверок</text:span></text:span></text:p>
      <text:p text:style-name="P99"><text:span text:style-name="Strong_20_Emphasis"><text:span text:style-name="T46">Организовать </text:span></text:span><text:span text:style-name="Strong_20_Emphasis"><text:span text:style-name="T44">быструю подготовку к налоговым и аудиторским проверкам путем выгрузки документов в бумажном или электронном виде</text:span></text:span></text:p>
      <text:p text:style-name="P99"><text:span text:style-name="Strong_20_Emphasis"><text:span text:style-name="T46">У</text:span></text:span><text:span text:style-name="Strong_20_Emphasis"><text:span text:style-name="T44">правл</text:span></text:span><text:span text:style-name="Strong_20_Emphasis"><text:span text:style-name="T46">ять</text:span></text:span><text:span text:style-name="Strong_20_Emphasis"><text:span text:style-name="T44"> хранением документов (права доступа, сроки…</text:span></text:span><text:span text:style-name="Strong_20_Emphasis"><text:span text:style-name="T46">)</text:span></text:span></text:p>
      <text:p text:style-name="P90"/>
      <text:p text:style-name="P91">Бизнес-объекты:</text:p>
      <text:p text:style-name="P94">Первичный документ</text:p>
      <text:p text:style-name="P94">Внутренний бухгалтерский документ<office:annotation><dc:creator>&lt;анонимный&gt;</dc:creator><dc:date>2018-07-24T00:34:43</dc:date><text:p text:style-name="P117"><text:span text:style-name="T67">Надо ли сюда?</text:span></text:p></office:annotation></text:p>
      <text:p text:style-name="P94">Справочник «Вид документа»</text:p>
      <text:p text:style-name="P91">Справочник «Организационная структура»</text:p>
      <text:p text:style-name="P94">Справочник «Вид бюджета»</text:p>
      <text:p text:style-name="P108">Печатные формы <text:span text:style-name="T60">(</text:span><text:span text:style-name="T56">Справка о подтверждающих документах</text:span><text:span text:style-name="T60">)</text:span><text:span text:style-name="T60"><office:annotation><dc:creator>&lt;анонимный&gt;</dc:creator><dc:date>2018-07-24T00:18:47</dc:date><text:p text:style-name="P118"><text:span text:style-name="T67">форма учета по валютным операциям резидентов</text:span></text:p></office:annotation></text:span></text:p>
      <text:p text:style-name="P94"/>
      <text:p text:style-name="P42">Бизнес-процессы:</text:p>
      <text:p text:style-name="P56">Подписание</text:p>
      <text:p text:style-name="P34">Утверждение</text:p>
      <text:p text:style-name="P56">Рассмотрение</text:p>
      <text:p text:style-name="P95">Готовые маршруты</text:p>
      <text:p text:style-name="P95"/>
      <text:p text:style-name="P92">Ключевые возможности:</text:p>
      <text:p text:style-name="P100"><text:span text:style-name="T41">Е</text:span><text:span text:style-name="T25">диное хранилище</text:span></text:p>
      <text:p text:style-name="P100">Оперативный обмен</text:p>
      <text:p text:style-name="P100">Подготовка к проверкам</text:p>
      <text:p text:style-name="P114"/>
      <text:p text:style-name="P93"><text:span text:style-name="T61">Дополнительные опции</text:span>:</text:p>
      <text:p text:style-name="P98"><text:span text:style-name="T41">Ф</text:span><text:span text:style-name="T42">ормирова</text:span><text:span text:style-name="T41">ние</text:span><text:span text:style-name="T42"> новы</text:span><text:span text:style-name="T41">х</text:span><text:span text:style-name="T42"> </text:span><text:span text:style-name="T55">первичных документов</text:span><text:span text:style-name="T42"> на основе уже созданных</text:span></text:p>
      <text:p text:style-name="P93">Создание связанных <text:span text:style-name="T55">первичных документов</text:span></text:p>
      <text:p text:style-name="P35"/>
      <text:p text:style-name="P14">Уведомления по e-mail</text:p>
      <text:p text:style-name="P14">Мобильное приложение</text:p>
      <text:p text:style-name="P96">Интеграция с 1С и SAP</text:p>
      <text:p text:style-name="P35"/>
      <text:p text:style-name="P35"/>
      <text:p text:style-name="P70">Главное<office:annotation><dc:creator>&lt;анонимный&gt;</dc:creator><dc:date>2018-07-23T21:53:42</dc:date><text:p text:style-name="P117"><text:span text:style-name="T67">Разместить в Платформа — Преимущества</text:span></text:p><text:p text:style-name="P117"><text:span text:style-name="T67"/></text:p><text:p text:style-name="P117"><text:span text:style-name="T67">Сделать 1-м блоком, т. к. это самые главные преимущества для клиента!</text:span></text:p></office:annotation></text:p>
      <text:p text:style-name="P37"/>
      <text:p text:style-name="P37">Платформа Veda предназначена для быстрого создания автоматизированных бизнес-решений</text:p>
      <text:p text:style-name="P37"/>
      <text:p text:style-name="P38">Нет лицензий — <text:span text:style-name="T24">возможность подключения 100% сотрудников на старте</text:span></text:p>
      <text:p text:style-name="P38"/>
      <text:p text:style-name="P39">QuickWin — быстрое получение эффекта</text:p>
      <text:p text:style-name="P39"/>
      <text:p text:style-name="P39">Open-source — разумная стоимость владения</text:p>
      <text:p text:style-name="P39"/>
      <text:p text:style-name="P80">Российский разработчик — <text:span text:style-name="T49">Наша компания является разработчиком собственной платформы и приложений на ее основе</text:span></text:p>
      <text:p text:style-name="P81"/>
      <text:p text:style-name="P39">Отработанная методология внедрения - <text:span text:style-name="T48">з</text:span><text:span text:style-name="T26">а годы работы мы накопили </text:span><text:span text:style-name="T27">большой</text:span><text:span text:style-name="T26"> опыт в области электронного документооборота</text:span></text:p>
      <text:p text:style-name="P78"/>
      <text:p text:style-name="P79">Индивидуальные настройки - под любые задачи предприятия</text:p>
      <text:p text:style-name="P76"><text:soft-page-break/></text:p>
      <text:p text:style-name="P77">Многоязычность интерфейса и вводимых данных</text:p>
      <text:p text:style-name="P77"/>
      <text:p text:style-name="P77">Возможность подключения к системе сторонних организаций и аффилированных лиц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26T00:50:25.974459477</dc:date>
    <meta:editing-duration>PT10H23M27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7" meta:paragraph-count="215" meta:word-count="995" meta:character-count="8336" meta:non-whitespace-character-count="7545"/>
  </office:meta>
</office:document-meta>
</file>